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7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579d1c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33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ff66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9d1c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66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xml:id="id1" draw:id="id1" draw:layer="layout" svg:width="2.54cm" svg:height="1.778cm" svg:x="2.286cm" svg:y="6.096cm">
          <text:p text:style-name="P1"><text:span text:style-name="T1">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17.252cm" svg:y="6.096cm">
          <text:p text:style-name="P1"><text:span text:style-name="T1">H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882cm" svg:y="6.096cm">
          <text:p text:style-name="P1"><text:span text:style-name="T1">SN</text:span></text:p>
          <draw:enhanced-geometry svg:viewBox="0 0 21600 21600" draw:type="rectangle" draw:enhanced-path="M 0 0 L 21600 0 21600 21600 0 21600 0 0 Z N"/>
        </draw:custom-shape>
        <draw:line draw:style-name="gr2" draw:layer="layout" svg:x1="4.826cm" svg:y1="7.012cm" svg:x2="9.882cm" svg:y2="7.012cm">
          <text:p/>
        </draw:line>
        <draw:line draw:style-name="gr2" draw:layer="layout" svg:x1="12.404cm" svg:y1="6.912cm" svg:x2="17.252cm" svg:y2="6.912cm">
          <text:p/>
        </draw:line>
        <draw:custom-shape draw:style-name="gr3" draw:text-style-name="P3" draw:layer="layout" svg:width="2.54cm" svg:height="0.762cm" svg:x="2.286cm" svg:y="5.2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17.452cm" svg:y="5.2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6cm" svg:height="0.762cm" svg:x="10.486cm" svg:y="9.826cm">
          <text:p text:style-name="P1"><text:span text:style-name="T3">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6cm" svg:height="0.762cm" svg:x="10.586cm" svg:y="13.526cm">
          <text:p text:style-name="P1"><text:span text:style-name="T3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3.556cm" svg:y1="7.874cm" svg:x2="9.653cm" svg:y2="15.258cm" draw:start-shape="id1" draw:start-glue-point="2" draw:end-shape="id2" draw:end-glue-point="6" svg:d="M3556 7874v7384h6097" svg:viewBox="0 0 6098 7385">
          <text:p/>
        </draw:connector>
        <draw:line draw:style-name="gr5" draw:layer="layout" svg:x1="10.922cm" svg:y1="10.668cm" svg:x2="6.858cm" svg:y2="7.112cm">
          <text:p/>
        </draw:line>
        <draw:custom-shape draw:style-name="gr6" draw:text-style-name="P6" draw:layer="layout" svg:width="3.302cm" svg:height="2.032cm" svg:x="5.188cm" svg:y="5.226cm">
          <text:list text:style-name="L2">
            <text:list-header>
              <text:p text:style-name="P5"><text:span text:style-name="T4">- Initially unprotected</text:span><text:span text:style-name="T4"><text:line-break/></text:span><text:span text:style-name="T4">- IMSI can be found in</text:span></text:p>
              <text:p text:style-name="P5"><text:span text:style-name="T4">cleartex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302cm" svg:height="2.032cm" svg:x="5.488cm" svg:y="8.226cm">
          <text:p text:style-name="P5"><text:span text:style-name="T4">Eavesdropping</text:span></text:p>
          <text:p text:style-name="P5"><text:span text:style-name="T4">unprotected IMSI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02cm" svg:height="2.032cm" svg:x="3.788cm" svg:y="13.226cm">
          <text:list text:style-name="L2">
            <text:list-header>
              <text:p text:style-name="P5"><text:span text:style-name="T4">- AICa requests IMSI</text:span></text:p>
              <text:p text:style-name="P5"><text:span text:style-name="T4">- UE send IM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2.286cm" svg:height="0.762cm" svg:x="9.985cm" svg:y="5.226cm">
          <text:p text:style-name="P1"><text:span text:style-name="T5">can be untrusted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318cm" svg:height="1.778cm" svg:x="9.652cm" svg:y="10.668cm">
          <text:p text:style-name="P1">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4.318cm" svg:height="1.778cm" svg:x="9.653cm" svg:y="14.369cm">
          <text:p text:style-name="P1">A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09T17:13:17.144200288</dc:date>
    <meta:editing-duration>PT5H30M18S</meta:editing-duration>
    <meta:editing-cycles>29</meta:editing-cycles>
    <meta:generator>LibreOffice/4.2.8.2$Linux_X86_64 LibreOffice_project/420m0$Build-2</meta:generator>
    <dc:creator>Khan A</dc:creator>
    <meta:document-statistic meta:object-count="40"/>
  </office:meta>
</office:document-meta>
</file>